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2ac5" officeooo:paragraph-rsid="00122ac5"/>
    </style:style>
    <style:style style:name="P2" style:family="paragraph" style:parent-style-name="Standard">
      <style:text-properties officeooo:rsid="00142a5d" officeooo:paragraph-rsid="00142a5d"/>
    </style:style>
    <style:style style:name="P3" style:family="paragraph" style:parent-style-name="Standard">
      <style:text-properties officeooo:paragraph-rsid="00122ac5"/>
    </style:style>
    <style:style style:name="P4" style:family="paragraph" style:parent-style-name="Standard">
      <style:text-properties officeooo:rsid="0019d634" officeooo:paragraph-rsid="0019d634"/>
    </style:style>
    <style:style style:name="P5" style:family="paragraph" style:parent-style-name="Standard">
      <style:text-properties officeooo:rsid="001ca0f9" officeooo:paragraph-rsid="001f018f"/>
    </style:style>
    <style:style style:name="P6" style:family="paragraph" style:parent-style-name="Standard">
      <style:text-properties style:font-name="Verdana" officeooo:rsid="001ca0f9" officeooo:paragraph-rsid="001ca0f9"/>
    </style:style>
    <style:style style:name="P7" style:family="paragraph" style:parent-style-name="Standard">
      <style:text-properties style:font-name="Verdana" officeooo:rsid="001ca0f9" officeooo:paragraph-rsid="0020dc21"/>
    </style:style>
    <style:style style:name="P8" style:family="paragraph" style:parent-style-name="Standard">
      <style:text-properties style:font-name="Verdana" officeooo:rsid="001ca0f9" officeooo:paragraph-rsid="001f018f"/>
    </style:style>
    <style:style style:name="P9" style:family="paragraph" style:parent-style-name="Standard">
      <style:text-properties style:font-name="Verdana" officeooo:rsid="0020dc21" officeooo:paragraph-rsid="0020dc21"/>
    </style:style>
    <style:style style:name="P10" style:family="paragraph" style:parent-style-name="Standard">
      <style:text-properties style:font-name="Verdana" officeooo:rsid="00122ac5" officeooo:paragraph-rsid="00122ac5"/>
    </style:style>
    <style:style style:name="P11" style:family="paragraph" style:parent-style-name="Standard">
      <style:text-properties style:font-name="Verdana" officeooo:paragraph-rsid="00122ac5"/>
    </style:style>
    <style:style style:name="P12" style:family="paragraph" style:parent-style-name="Standard">
      <style:text-properties style:font-name="Verdana" officeooo:rsid="0019d634" officeooo:paragraph-rsid="0019d634"/>
    </style:style>
    <style:style style:name="P13" style:family="paragraph" style:parent-style-name="Standard">
      <style:text-properties fo:font-size="16pt" fo:font-weight="bold" officeooo:rsid="001d4e8d" officeooo:paragraph-rsid="001d4e8d" style:font-size-asian="16pt" style:font-weight-asian="bold" style:font-size-complex="16pt" style:font-weight-complex="bold"/>
    </style:style>
    <style:style style:name="P14" style:family="paragraph" style:parent-style-name="Standard">
      <style:text-properties fo:font-size="16pt" fo:font-weight="bold" officeooo:rsid="0019d634" officeooo:paragraph-rsid="0019d634" style:font-size-asian="16pt" style:font-weight-asian="bold" style:font-size-complex="16pt" style:font-weight-complex="bold"/>
    </style:style>
    <style:style style:name="P15" style:family="paragraph" style:parent-style-name="Standard">
      <style:text-properties fo:font-size="16pt" fo:font-weight="bold" officeooo:rsid="00122ac5" officeooo:paragraph-rsid="00122ac5" style:font-size-asian="16pt" style:font-weight-asian="bold" style:font-size-complex="16pt" style:font-weight-complex="bold"/>
    </style:style>
    <style:style style:name="P16" style:family="paragraph" style:parent-style-name="Standard">
      <style:text-properties fo:font-size="16pt" fo:font-weight="bold" officeooo:rsid="00142a5d" officeooo:paragraph-rsid="00142a5d" style:font-size-asian="16pt" style:font-weight-asian="bold" style:font-size-complex="16pt" style:font-weight-complex="bold"/>
    </style:style>
    <style:style style:name="P17" style:family="paragraph" style:parent-style-name="Standard">
      <style:text-properties fo:font-size="16pt" fo:font-weight="bold" officeooo:rsid="0016971f" officeooo:paragraph-rsid="0016971f" style:font-size-asian="16pt" style:font-weight-asian="bold" style:font-size-complex="16pt" style:font-weight-complex="bold"/>
    </style:style>
    <style:style style:name="T1" style:family="text">
      <style:text-properties officeooo:rsid="00215125"/>
    </style:style>
    <style:style style:name="T2" style:family="text">
      <style:text-properties officeooo:rsid="002184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xo 1 Map reduce d'une inversion d'un fichier csv</text:p>
      <text:p text:style-name="P15"/>
      <text:p text:style-name="P15">Pseudo code basé sur un language Python</text:p>
      <text:p text:style-name="P15"/>
      <text:p text:style-name="P15">On suppose ici que la le fichier contient des milliards de lignes splité entre les mappers mais que une lignes n'est pas trop longue pour permettre que plus d'une ligne puisse être traitée par un mapper</text:p>
      <text:p text:style-name="P15"/>
      <text:p text:style-name="P16">On as donc les données spliter par 10 de millions de lignes <text:span text:style-name="T2">par exemple</text:span></text:p>
      <text:p text:style-name="P15"/>
      <text:p text:style-name="P17">La clé est ici le numéro de ligne et value contient les données de la ligne csv</text:p>
      <text:p text:style-name="P2"/>
      <text:p text:style-name="P1"/>
      <text:p text:style-name="P10">def map(key,value):</text:p>
      <text:p text:style-name="P10"><text:s text:c="4"/></text:p>
      <text:p text:style-name="P11">decoupage = value.split(",")</text:p>
      <text:p text:style-name="P11">intermediate=[]</text:p>
      <text:p text:style-name="P11"/>
      <text:p text:style-name="P11">for i in range(1,len(decoupage)) :</text:p>
      <text:p text:style-name="P11"><text:s text:c="4"/>intermediate.append((i,(str(key)+","+decoupage[i])))</text:p>
      <text:p text:style-name="P11"><text:s text:c="4"/>print (str(i) +" "+ (str(key)+","+decoupage[i]))</text:p>
      <text:p text:style-name="P11"/>
      <text:p text:style-name="P12">return intermediate</text:p>
      <text:p text:style-name="P4"/>
      <text:p text:style-name="P4"/>
      <text:p text:style-name="P13">On suppose ici que le shuffle and sort s'est bien passé et que donc j'ai en clé la ligne dans laquelle je doit placer les valeurs contenu<text:span text:style-name="T1">es</text:span> dans la liste</text:p>
      <text:p text:style-name="P13"/>
      <text:p text:style-name="P14">Et pour le reduce:</text:p>
      <text:p text:style-name="P4"/>
      <text:p text:style-name="P6">def reduce(k2, listvalue2):</text:p>
      <text:p text:style-name="P6"/>
      <text:p text:style-name="P7">newlinecsv="";</text:p>
      <text:p text:style-name="P7">listvalue2.sort()</text:p>
      <text:p text:style-name="P7">for c in listvalue2:</text:p>
      <text:p text:style-name="P7"><text:s text:c="4"/>decoupage = c.split(",")</text:p>
      <text:p text:style-name="P7"><text:s text:c="4"/>newlinecsv=newlinecsv+decoupage[1]+","</text:p>
      <text:p text:style-name="P8"/>
      <text:p text:style-name="P9">return(k2,newlinecsv[:-1])</text:p>
      <text:p text:style-name="P5"><text:s text:c="4"/></text:p>
      <text:p text:style-name="P4"/>
      <text:p text:style-name="P3"><text:s text:c="4"/></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16S</meta:editing-duration>
    <meta:editing-cycles>5</meta:editing-cycles>
    <meta:generator>LibreOffice/5.4.1.2$Windows_x86 LibreOffice_project/ea7cb86e6eeb2bf3a5af73a8f7777ac570321527</meta:generator>
    <dc:date>2017-10-02T08:54:11.044000000</dc:date>
    <meta:document-statistic meta:table-count="0" meta:image-count="0" meta:object-count="0" meta:page-count="1" meta:paragraph-count="25" meta:word-count="150" meta:character-count="1021" meta:non-whitespace-character-count="863"/>
    <meta:user-defined meta:name="Info 1"/>
    <meta:user-defined meta:name="Info 2"/>
    <meta:user-defined meta:name="Info 3"/>
    <meta:user-defined meta:name="Info 4"/>
  </office:meta>
</office:document-meta>
</file>